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Normal">
      <style:text-properties style:font-name="Liberation Sans" fo:font-size="10pt" style:font-name-asian="Calibri" style:font-size-asian="10pt" style:font-name-complex="Calibri" style:font-size-complex="10pt"/>
    </style:style>
  </office:automatic-styles>
  <office:body>
    <office:spreadsheet>
      <table:table table:name="Sheet1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Test nr</text:p>
          </table:table-cell>
          <table:table-cell table:style-name="ce1" office:value-type="string" calcext:value-type="string">
            <text:p>groupSize</text:p>
          </table:table-cell>
          <table:table-cell table:style-name="ce1" office:value-type="string" calcext:value-type="string">
            <text:p>nrOfIndividuals</text:p>
          </table:table-cell>
          <table:table-cell table:style-name="ce1" office:value-type="string" calcext:value-type="string">
            <text:p>crossover_ratio</text:p>
          </table:table-cell>
          <table:table-cell table:style-name="ce1" office:value-type="string" calcext:value-type="string">
            <text:p>mutation_potency</text:p>
          </table:table-cell>
          <table:table-cell table:style-name="ce1" office:value-type="string" calcext:value-type="string">
            <text:p>mutation_ratio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ANK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71" calcext:value-type="float">
            <text:p>1271</text:p>
          </table:table-cell>
          <table:table-cell table:style-name="ce3" table:formula="of:=RANK([.G2];[.$G$2:.$G$244])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379" calcext:value-type="float">
            <text:p>1379</text:p>
          </table:table-cell>
          <table:table-cell table:style-name="ce3" table:formula="of:=RANK([.G3];[.$G$2:.$G$244])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02" calcext:value-type="float">
            <text:p>1402</text:p>
          </table:table-cell>
          <table:table-cell table:style-name="ce3" table:formula="of:=RANK([.G4];[.$G$2:.$G$244])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48" calcext:value-type="float">
            <text:p>1448</text:p>
          </table:table-cell>
          <table:table-cell table:style-name="ce3" table:formula="of:=RANK([.G5];[.$G$2:.$G$244])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378" calcext:value-type="float">
            <text:p>1378</text:p>
          </table:table-cell>
          <table:table-cell table:style-name="ce3" table:formula="of:=RANK([.G6];[.$G$2:.$G$244])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284" calcext:value-type="float">
            <text:p>1284</text:p>
          </table:table-cell>
          <table:table-cell table:style-name="ce3" table:formula="of:=RANK([.G7];[.$G$2:.$G$244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09" calcext:value-type="float">
            <text:p>809</text:p>
          </table:table-cell>
          <table:table-cell table:style-name="ce3" table:formula="of:=RANK([.G8];[.$G$2:.$G$244])" office:value-type="float" office:value="219" calcext:value-type="float">
            <text:p>219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02" calcext:value-type="float">
            <text:p>802</text:p>
          </table:table-cell>
          <table:table-cell table:style-name="ce3" table:formula="of:=RANK([.G9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82" calcext:value-type="float">
            <text:p>682</text:p>
          </table:table-cell>
          <table:table-cell table:style-name="ce3" table:formula="of:=RANK([.G10];[.$G$2:.$G$244])" office:value-type="float" office:value="243" calcext:value-type="float">
            <text:p>24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72" calcext:value-type="float">
            <text:p>1372</text:p>
          </table:table-cell>
          <table:table-cell table:style-name="ce3" table:formula="of:=RANK([.G11];[.$G$2:.$G$244])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41" calcext:value-type="float">
            <text:p>1241</text:p>
          </table:table-cell>
          <table:table-cell table:style-name="ce3" table:formula="of:=RANK([.G12];[.$G$2:.$G$244])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93" calcext:value-type="float">
            <text:p>1393</text:p>
          </table:table-cell>
          <table:table-cell table:style-name="ce3" table:formula="of:=RANK([.G13];[.$G$2:.$G$244])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42" calcext:value-type="float">
            <text:p>1342</text:p>
          </table:table-cell>
          <table:table-cell table:style-name="ce3" table:formula="of:=RANK([.G14];[.$G$2:.$G$244])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333" calcext:value-type="float">
            <text:p>1333</text:p>
          </table:table-cell>
          <table:table-cell table:style-name="ce3" table:formula="of:=RANK([.G15];[.$G$2:.$G$244])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44" calcext:value-type="float">
            <text:p>1344</text:p>
          </table:table-cell>
          <table:table-cell table:style-name="ce3" table:formula="of:=RANK([.G16];[.$G$2:.$G$244])"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10" calcext:value-type="float">
            <text:p>810</text:p>
          </table:table-cell>
          <table:table-cell table:style-name="ce3" table:formula="of:=RANK([.G17];[.$G$2:.$G$244])" office:value-type="float" office:value="218" calcext:value-type="float">
            <text:p>218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40" calcext:value-type="float">
            <text:p>740</text:p>
          </table:table-cell>
          <table:table-cell table:style-name="ce3" table:formula="of:=RANK([.G18];[.$G$2:.$G$244])" office:value-type="float" office:value="231" calcext:value-type="float">
            <text:p>231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31" calcext:value-type="float">
            <text:p>731</text:p>
          </table:table-cell>
          <table:table-cell table:style-name="ce3" table:formula="of:=RANK([.G19];[.$G$2:.$G$244])" office:value-type="float" office:value="235" calcext:value-type="float">
            <text:p>235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37" calcext:value-type="float">
            <text:p>1337</text:p>
          </table:table-cell>
          <table:table-cell table:style-name="ce3" table:formula="of:=RANK([.G20];[.$G$2:.$G$244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321" calcext:value-type="float">
            <text:p>1321</text:p>
          </table:table-cell>
          <table:table-cell table:style-name="ce3" table:formula="of:=RANK([.G21];[.$G$2:.$G$244])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71" calcext:value-type="float">
            <text:p>1371</text:p>
          </table:table-cell>
          <table:table-cell table:style-name="ce3" table:formula="of:=RANK([.G22];[.$G$2:.$G$244])"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95" calcext:value-type="float">
            <text:p>1295</text:p>
          </table:table-cell>
          <table:table-cell table:style-name="ce3" table:formula="of:=RANK([.G23];[.$G$2:.$G$244])"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351" calcext:value-type="float">
            <text:p>1351</text:p>
          </table:table-cell>
          <table:table-cell table:style-name="ce3" table:formula="of:=RANK([.G24];[.$G$2:.$G$244])"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292" calcext:value-type="float">
            <text:p>1292</text:p>
          </table:table-cell>
          <table:table-cell table:style-name="ce3" table:formula="of:=RANK([.G25];[.$G$2:.$G$244])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80" calcext:value-type="float">
            <text:p>780</text:p>
          </table:table-cell>
          <table:table-cell table:style-name="ce3" table:formula="of:=RANK([.G26];[.$G$2:.$G$244])" office:value-type="float" office:value="223" calcext:value-type="float">
            <text:p>223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61" calcext:value-type="float">
            <text:p>761</text:p>
          </table:table-cell>
          <table:table-cell table:style-name="ce3" table:formula="of:=RANK([.G27];[.$G$2:.$G$244])"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24" calcext:value-type="float">
            <text:p>724</text:p>
          </table:table-cell>
          <table:table-cell table:style-name="ce3" table:formula="of:=RANK([.G28];[.$G$2:.$G$244])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33" calcext:value-type="float">
            <text:p>1333</text:p>
          </table:table-cell>
          <table:table-cell table:style-name="ce3" table:formula="of:=RANK([.G29];[.$G$2:.$G$244])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81" calcext:value-type="float">
            <text:p>1281</text:p>
          </table:table-cell>
          <table:table-cell table:style-name="ce3" table:formula="of:=RANK([.G30];[.$G$2:.$G$244])" office:value-type="float" office:value="143" calcext:value-type="float">
            <text:p>143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48" calcext:value-type="float">
            <text:p>1348</text:p>
          </table:table-cell>
          <table:table-cell table:style-name="ce3" table:formula="of:=RANK([.G31];[.$G$2:.$G$244])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09" calcext:value-type="float">
            <text:p>1309</text:p>
          </table:table-cell>
          <table:table-cell table:style-name="ce3" table:formula="of:=RANK([.G32];[.$G$2:.$G$244])" office:value-type="float" office:value="133" calcext:value-type="float">
            <text:p>133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23" calcext:value-type="float">
            <text:p>1423</text:p>
          </table:table-cell>
          <table:table-cell table:style-name="ce3" table:formula="of:=RANK([.G33];[.$G$2:.$G$244])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table:formula="of:=RANK([.G34];[.$G$2:.$G$244])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76" calcext:value-type="float">
            <text:p>776</text:p>
          </table:table-cell>
          <table:table-cell table:style-name="ce3" table:formula="of:=RANK([.G35];[.$G$2:.$G$244])" office:value-type="float" office:value="225" calcext:value-type="float">
            <text:p>225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25" calcext:value-type="float">
            <text:p>725</text:p>
          </table:table-cell>
          <table:table-cell table:style-name="ce3" table:formula="of:=RANK([.G36];[.$G$2:.$G$244])" office:value-type="float" office:value="236" calcext:value-type="float">
            <text:p>236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694" calcext:value-type="float">
            <text:p>694</text:p>
          </table:table-cell>
          <table:table-cell table:style-name="ce3" table:formula="of:=RANK([.G37];[.$G$2:.$G$244])" office:value-type="float" office:value="242" calcext:value-type="float">
            <text:p>242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33" calcext:value-type="float">
            <text:p>1233</text:p>
          </table:table-cell>
          <table:table-cell table:style-name="ce3" table:formula="of:=RANK([.G38];[.$G$2:.$G$244])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58" calcext:value-type="float">
            <text:p>1258</text:p>
          </table:table-cell>
          <table:table-cell table:style-name="ce3" table:formula="of:=RANK([.G39];[.$G$2:.$G$244])"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54" calcext:value-type="float">
            <text:p>1354</text:p>
          </table:table-cell>
          <table:table-cell table:style-name="ce3" table:formula="of:=RANK([.G40];[.$G$2:.$G$244])"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21" calcext:value-type="float">
            <text:p>1321</text:p>
          </table:table-cell>
          <table:table-cell table:style-name="ce3" table:formula="of:=RANK([.G41];[.$G$2:.$G$244])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86" calcext:value-type="float">
            <text:p>1286</text:p>
          </table:table-cell>
          <table:table-cell table:style-name="ce3" table:formula="of:=RANK([.G42];[.$G$2:.$G$244])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282" calcext:value-type="float">
            <text:p>1282</text:p>
          </table:table-cell>
          <table:table-cell table:style-name="ce3" table:formula="of:=RANK([.G43];[.$G$2:.$G$244])" office:value-type="float" office:value="142" calcext:value-type="float">
            <text:p>142</text:p>
          </table:table-cell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85" calcext:value-type="float">
            <text:p>785</text:p>
          </table:table-cell>
          <table:table-cell table:style-name="ce3" table:formula="of:=RANK([.G44];[.$G$2:.$G$244])" office:value-type="float" office:value="222" calcext:value-type="float">
            <text:p>222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32" calcext:value-type="float">
            <text:p>732</text:p>
          </table:table-cell>
          <table:table-cell table:style-name="ce3" table:formula="of:=RANK([.G45];[.$G$2:.$G$244])" office:value-type="float" office:value="234" calcext:value-type="float">
            <text:p>234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03" calcext:value-type="float">
            <text:p>703</text:p>
          </table:table-cell>
          <table:table-cell table:style-name="ce3" table:formula="of:=RANK([.G46];[.$G$2:.$G$244])"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table:formula="of:=RANK([.G47];[.$G$2:.$G$244])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24" calcext:value-type="float">
            <text:p>1424</text:p>
          </table:table-cell>
          <table:table-cell table:style-name="ce3" table:formula="of:=RANK([.G48];[.$G$2:.$G$244])"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211" calcext:value-type="float">
            <text:p>1211</text:p>
          </table:table-cell>
          <table:table-cell table:style-name="ce3" table:formula="of:=RANK([.G49];[.$G$2:.$G$244])"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26" calcext:value-type="float">
            <text:p>1426</text:p>
          </table:table-cell>
          <table:table-cell table:style-name="ce3" table:formula="of:=RANK([.G50];[.$G$2:.$G$244])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374" calcext:value-type="float">
            <text:p>1374</text:p>
          </table:table-cell>
          <table:table-cell table:style-name="ce3" table:formula="of:=RANK([.G51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00" calcext:value-type="float">
            <text:p>1300</text:p>
          </table:table-cell>
          <table:table-cell table:style-name="ce3" table:formula="of:=RANK([.G52];[.$G$2:.$G$244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67" calcext:value-type="float">
            <text:p>767</text:p>
          </table:table-cell>
          <table:table-cell table:style-name="ce3" table:formula="of:=RANK([.G53];[.$G$2:.$G$244])" office:value-type="float" office:value="228" calcext:value-type="float">
            <text:p>228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36" calcext:value-type="float">
            <text:p>736</text:p>
          </table:table-cell>
          <table:table-cell table:style-name="ce3" table:formula="of:=RANK([.G54];[.$G$2:.$G$244])" office:value-type="float" office:value="232" calcext:value-type="float">
            <text:p>232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22" calcext:value-type="float">
            <text:p>722</text:p>
          </table:table-cell>
          <table:table-cell table:style-name="ce3" table:formula="of:=RANK([.G55];[.$G$2:.$G$244])" office:value-type="float" office:value="238" calcext:value-type="float">
            <text:p>238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05" calcext:value-type="float">
            <text:p>1205</text:p>
          </table:table-cell>
          <table:table-cell table:style-name="ce3" table:formula="of:=RANK([.G56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32" calcext:value-type="float">
            <text:p>1232</text:p>
          </table:table-cell>
          <table:table-cell table:style-name="ce3" table:formula="of:=RANK([.G57];[.$G$2:.$G$244])" office:value-type="float" office:value="155" calcext:value-type="float">
            <text:p>155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193" calcext:value-type="float">
            <text:p>1193</text:p>
          </table:table-cell>
          <table:table-cell table:style-name="ce3" table:formula="of:=RANK([.G58];[.$G$2:.$G$244])"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45" calcext:value-type="float">
            <text:p>1245</text:p>
          </table:table-cell>
          <table:table-cell table:style-name="ce3" table:formula="of:=RANK([.G59];[.$G$2:.$G$244])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04" calcext:value-type="float">
            <text:p>1204</text:p>
          </table:table-cell>
          <table:table-cell table:style-name="ce3" table:formula="of:=RANK([.G60];[.$G$2:.$G$244])" office:value-type="float" office:value="161" calcext:value-type="float">
            <text:p>161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21" calcext:value-type="float">
            <text:p>1321</text:p>
          </table:table-cell>
          <table:table-cell table:style-name="ce3" table:formula="of:=RANK([.G61];[.$G$2:.$G$244])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03" calcext:value-type="float">
            <text:p>803</text:p>
          </table:table-cell>
          <table:table-cell table:style-name="ce3" table:formula="of:=RANK([.G62];[.$G$2:.$G$244])"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65" calcext:value-type="float">
            <text:p>765</text:p>
          </table:table-cell>
          <table:table-cell table:style-name="ce3" table:formula="of:=RANK([.G63];[.$G$2:.$G$244])" office:value-type="float" office:value="229" calcext:value-type="float">
            <text:p>229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18" calcext:value-type="float">
            <text:p>718</text:p>
          </table:table-cell>
          <table:table-cell table:style-name="ce3" table:formula="of:=RANK([.G64];[.$G$2:.$G$244])"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07" calcext:value-type="float">
            <text:p>1207</text:p>
          </table:table-cell>
          <table:table-cell table:style-name="ce3" table:formula="of:=RANK([.G65];[.$G$2:.$G$244])" office:value-type="float" office:value="159" calcext:value-type="float">
            <text:p>159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161" calcext:value-type="float">
            <text:p>1161</text:p>
          </table:table-cell>
          <table:table-cell table:style-name="ce3" table:formula="of:=RANK([.G66];[.$G$2:.$G$244])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158" calcext:value-type="float">
            <text:p>1158</text:p>
          </table:table-cell>
          <table:table-cell table:style-name="ce3" table:formula="of:=RANK([.G67];[.$G$2:.$G$244])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65" calcext:value-type="float">
            <text:p>1265</text:p>
          </table:table-cell>
          <table:table-cell table:style-name="ce3" table:formula="of:=RANK([.G68];[.$G$2:.$G$244])"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56" calcext:value-type="float">
            <text:p>1256</text:p>
          </table:table-cell>
          <table:table-cell table:style-name="ce3" table:formula="of:=RANK([.G69];[.$G$2:.$G$244])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222" calcext:value-type="float">
            <text:p>1222</text:p>
          </table:table-cell>
          <table:table-cell table:style-name="ce3" table:formula="of:=RANK([.G70];[.$G$2:.$G$244])"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777" calcext:value-type="float">
            <text:p>777</text:p>
          </table:table-cell>
          <table:table-cell table:style-name="ce3" table:formula="of:=RANK([.G71];[.$G$2:.$G$244])" office:value-type="float" office:value="224" calcext:value-type="float">
            <text:p>224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76" calcext:value-type="float">
            <text:p>776</text:p>
          </table:table-cell>
          <table:table-cell table:style-name="ce3" table:formula="of:=RANK([.G72];[.$G$2:.$G$244])" office:value-type="float" office:value="225" calcext:value-type="float">
            <text:p>225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36" calcext:value-type="float">
            <text:p>736</text:p>
          </table:table-cell>
          <table:table-cell table:style-name="ce3" table:formula="of:=RANK([.G73];[.$G$2:.$G$244])" office:value-type="float" office:value="232" calcext:value-type="float">
            <text:p>232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91" calcext:value-type="float">
            <text:p>1291</text:p>
          </table:table-cell>
          <table:table-cell table:style-name="ce3" table:formula="of:=RANK([.G74];[.$G$2:.$G$244])"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41" calcext:value-type="float">
            <text:p>1241</text:p>
          </table:table-cell>
          <table:table-cell table:style-name="ce3" table:formula="of:=RANK([.G75];[.$G$2:.$G$244])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40" calcext:value-type="float">
            <text:p>1340</text:p>
          </table:table-cell>
          <table:table-cell table:style-name="ce3" table:formula="of:=RANK([.G76];[.$G$2:.$G$244])"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24" calcext:value-type="float">
            <text:p>1324</text:p>
          </table:table-cell>
          <table:table-cell table:style-name="ce3" table:formula="of:=RANK([.G77];[.$G$2:.$G$244])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331" calcext:value-type="float">
            <text:p>1331</text:p>
          </table:table-cell>
          <table:table-cell table:style-name="ce3" table:formula="of:=RANK([.G78];[.$G$2:.$G$244])"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290" calcext:value-type="float">
            <text:p>1290</text:p>
          </table:table-cell>
          <table:table-cell table:style-name="ce3" table:formula="of:=RANK([.G79];[.$G$2:.$G$244])"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825" calcext:value-type="float">
            <text:p>825</text:p>
          </table:table-cell>
          <table:table-cell table:style-name="ce3" table:formula="of:=RANK([.G80];[.$G$2:.$G$244])" office:value-type="float" office:value="216" calcext:value-type="float">
            <text:p>216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73" calcext:value-type="float">
            <text:p>773</text:p>
          </table:table-cell>
          <table:table-cell table:style-name="ce3" table:formula="of:=RANK([.G81];[.$G$2:.$G$244])" office:value-type="float" office:value="227" calcext:value-type="float">
            <text:p>227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709" calcext:value-type="float">
            <text:p>709</text:p>
          </table:table-cell>
          <table:table-cell table:style-name="ce3" table:formula="of:=RANK([.G82];[.$G$2:.$G$244])"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64" calcext:value-type="float">
            <text:p>1564</text:p>
          </table:table-cell>
          <table:table-cell table:style-name="ce3" table:formula="of:=RANK([.G83];[.$G$2:.$G$244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62" calcext:value-type="float">
            <text:p>1662</text:p>
          </table:table-cell>
          <table:table-cell table:style-name="ce3" table:formula="of:=RANK([.G84];[.$G$2:.$G$244]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767" calcext:value-type="float">
            <text:p>1767</text:p>
          </table:table-cell>
          <table:table-cell table:style-name="ce3" table:formula="of:=RANK([.G85];[.$G$2:.$G$244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75" calcext:value-type="float">
            <text:p>1575</text:p>
          </table:table-cell>
          <table:table-cell table:style-name="ce3" table:formula="of:=RANK([.G86];[.$G$2:.$G$244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22" calcext:value-type="float">
            <text:p>1622</text:p>
          </table:table-cell>
          <table:table-cell table:style-name="ce3" table:formula="of:=RANK([.G87];[.$G$2:.$G$244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86" calcext:value-type="float">
            <text:p>1586</text:p>
          </table:table-cell>
          <table:table-cell table:style-name="ce3" table:formula="of:=RANK([.G88];[.$G$2:.$G$244])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43" calcext:value-type="float">
            <text:p>1043</text:p>
          </table:table-cell>
          <table:table-cell table:style-name="ce3" table:formula="of:=RANK([.G89];[.$G$2:.$G$244])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64" calcext:value-type="float">
            <text:p>964</text:p>
          </table:table-cell>
          <table:table-cell table:style-name="ce3" table:formula="of:=RANK([.G90];[.$G$2:.$G$244])" office:value-type="float" office:value="191" calcext:value-type="float">
            <text:p>191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15" calcext:value-type="float">
            <text:p>815</text:p>
          </table:table-cell>
          <table:table-cell table:style-name="ce3" table:formula="of:=RANK([.G91];[.$G$2:.$G$244])" office:value-type="float" office:value="217" calcext:value-type="float">
            <text:p>217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60" calcext:value-type="float">
            <text:p>1560</text:p>
          </table:table-cell>
          <table:table-cell table:style-name="ce3" table:formula="of:=RANK([.G92];[.$G$2:.$G$244])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31" calcext:value-type="float">
            <text:p>1531</text:p>
          </table:table-cell>
          <table:table-cell table:style-name="ce3" table:formula="of:=RANK([.G93];[.$G$2:.$G$244])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630" calcext:value-type="float">
            <text:p>1630</text:p>
          </table:table-cell>
          <table:table-cell table:style-name="ce3" table:formula="of:=RANK([.G94];[.$G$2:.$G$244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680" calcext:value-type="float">
            <text:p>1680</text:p>
          </table:table-cell>
          <table:table-cell table:style-name="ce3" table:formula="of:=RANK([.G95];[.$G$2:.$G$244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62" calcext:value-type="float">
            <text:p>1662</text:p>
          </table:table-cell>
          <table:table-cell table:style-name="ce3" table:formula="of:=RANK([.G96];[.$G$2:.$G$244]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65" calcext:value-type="float">
            <text:p>1565</text:p>
          </table:table-cell>
          <table:table-cell table:style-name="ce3" table:formula="of:=RANK([.G97];[.$G$2:.$G$244])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23" calcext:value-type="float">
            <text:p>1023</text:p>
          </table:table-cell>
          <table:table-cell table:style-name="ce3" table:formula="of:=RANK([.G98];[.$G$2:.$G$244])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19" calcext:value-type="float">
            <text:p>919</text:p>
          </table:table-cell>
          <table:table-cell table:style-name="ce3" table:formula="of:=RANK([.G99];[.$G$2:.$G$244])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35" calcext:value-type="float">
            <text:p>835</text:p>
          </table:table-cell>
          <table:table-cell table:style-name="ce3" table:formula="of:=RANK([.G100];[.$G$2:.$G$244])" office:value-type="float" office:value="214" calcext:value-type="float">
            <text:p>214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62" calcext:value-type="float">
            <text:p>1462</text:p>
          </table:table-cell>
          <table:table-cell table:style-name="ce3" table:formula="of:=RANK([.G101];[.$G$2:.$G$244])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34" calcext:value-type="float">
            <text:p>1534</text:p>
          </table:table-cell>
          <table:table-cell table:style-name="ce3" table:formula="of:=RANK([.G102];[.$G$2:.$G$244])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666" calcext:value-type="float">
            <text:p>1666</text:p>
          </table:table-cell>
          <table:table-cell table:style-name="ce3" table:formula="of:=RANK([.G103];[.$G$2:.$G$244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769" calcext:value-type="float">
            <text:p>1769</text:p>
          </table:table-cell>
          <table:table-cell table:style-name="ce3" table:formula="of:=RANK([.G104];[.$G$2:.$G$2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64" calcext:value-type="float">
            <text:p>1564</text:p>
          </table:table-cell>
          <table:table-cell table:style-name="ce3" table:formula="of:=RANK([.G105];[.$G$2:.$G$244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644" calcext:value-type="float">
            <text:p>1644</text:p>
          </table:table-cell>
          <table:table-cell table:style-name="ce3" table:formula="of:=RANK([.G106];[.$G$2:.$G$244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29" calcext:value-type="float">
            <text:p>1029</text:p>
          </table:table-cell>
          <table:table-cell table:style-name="ce3" table:formula="of:=RANK([.G107];[.$G$2:.$G$244])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61" calcext:value-type="float">
            <text:p>961</text:p>
          </table:table-cell>
          <table:table-cell table:style-name="ce3" table:formula="of:=RANK([.G108];[.$G$2:.$G$244])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33" calcext:value-type="float">
            <text:p>833</text:p>
          </table:table-cell>
          <table:table-cell table:style-name="ce3" table:formula="of:=RANK([.G109];[.$G$2:.$G$244])" office:value-type="float" office:value="215" calcext:value-type="float">
            <text:p>215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33" calcext:value-type="float">
            <text:p>1333</text:p>
          </table:table-cell>
          <table:table-cell table:style-name="ce3" table:formula="of:=RANK([.G110];[.$G$2:.$G$244])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56" calcext:value-type="float">
            <text:p>1556</text:p>
          </table:table-cell>
          <table:table-cell table:style-name="ce3" table:formula="of:=RANK([.G111];[.$G$2:.$G$244])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76" calcext:value-type="float">
            <text:p>1576</text:p>
          </table:table-cell>
          <table:table-cell table:style-name="ce3" table:formula="of:=RANK([.G112];[.$G$2:.$G$244])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61" calcext:value-type="float">
            <text:p>1561</text:p>
          </table:table-cell>
          <table:table-cell table:style-name="ce3" table:formula="of:=RANK([.G113];[.$G$2:.$G$244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87" calcext:value-type="float">
            <text:p>1487</text:p>
          </table:table-cell>
          <table:table-cell table:style-name="ce3" table:formula="of:=RANK([.G114];[.$G$2:.$G$244])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87" calcext:value-type="float">
            <text:p>1587</text:p>
          </table:table-cell>
          <table:table-cell table:style-name="ce3" table:formula="of:=RANK([.G115];[.$G$2:.$G$244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93" calcext:value-type="float">
            <text:p>1093</text:p>
          </table:table-cell>
          <table:table-cell table:style-name="ce3" table:formula="of:=RANK([.G116];[.$G$2:.$G$244])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87" calcext:value-type="float">
            <text:p>887</text:p>
          </table:table-cell>
          <table:table-cell table:style-name="ce3" table:formula="of:=RANK([.G117];[.$G$2:.$G$244])" office:value-type="float" office:value="206" calcext:value-type="float">
            <text:p>206</text:p>
          </table:table-cell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68" calcext:value-type="float">
            <text:p>868</text:p>
          </table:table-cell>
          <table:table-cell table:style-name="ce3" table:formula="of:=RANK([.G118];[.$G$2:.$G$244])" office:value-type="float" office:value="209" calcext:value-type="float">
            <text:p>209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36" calcext:value-type="float">
            <text:p>1436</text:p>
          </table:table-cell>
          <table:table-cell table:style-name="ce3" table:formula="of:=RANK([.G119];[.$G$2:.$G$244])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64" calcext:value-type="float">
            <text:p>1564</text:p>
          </table:table-cell>
          <table:table-cell table:style-name="ce3" table:formula="of:=RANK([.G120];[.$G$2:.$G$244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84" calcext:value-type="float">
            <text:p>1584</text:p>
          </table:table-cell>
          <table:table-cell table:style-name="ce3" table:formula="of:=RANK([.G121];[.$G$2:.$G$244])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632" calcext:value-type="float">
            <text:p>1632</text:p>
          </table:table-cell>
          <table:table-cell table:style-name="ce3" table:formula="of:=RANK([.G122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16" calcext:value-type="float">
            <text:p>1516</text:p>
          </table:table-cell>
          <table:table-cell table:style-name="ce3" table:formula="of:=RANK([.G123];[.$G$2:.$G$244])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38" calcext:value-type="float">
            <text:p>1538</text:p>
          </table:table-cell>
          <table:table-cell table:style-name="ce3" table:formula="of:=RANK([.G124];[.$G$2:.$G$244])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62" calcext:value-type="float">
            <text:p>1062</text:p>
          </table:table-cell>
          <table:table-cell table:style-name="ce3" table:formula="of:=RANK([.G125];[.$G$2:.$G$244])" office:value-type="float" office:value="176" calcext:value-type="float">
            <text:p>176</text:p>
          </table:table-cell>
          <table:table-cell table:number-columns-repeated="101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60" calcext:value-type="float">
            <text:p>960</text:p>
          </table:table-cell>
          <table:table-cell table:style-name="ce3" table:formula="of:=RANK([.G126];[.$G$2:.$G$244])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46" calcext:value-type="float">
            <text:p>846</text:p>
          </table:table-cell>
          <table:table-cell table:style-name="ce3" table:formula="of:=RANK([.G127];[.$G$2:.$G$244])" office:value-type="float" office:value="212" calcext:value-type="float">
            <text:p>212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28" calcext:value-type="float">
            <text:p>1428</text:p>
          </table:table-cell>
          <table:table-cell table:style-name="ce3" table:formula="of:=RANK([.G128];[.$G$2:.$G$244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28" calcext:value-type="float">
            <text:p>1528</text:p>
          </table:table-cell>
          <table:table-cell table:style-name="ce3" table:formula="of:=RANK([.G129];[.$G$2:.$G$244])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59" calcext:value-type="float">
            <text:p>1459</text:p>
          </table:table-cell>
          <table:table-cell table:style-name="ce3" table:formula="of:=RANK([.G130];[.$G$2:.$G$244])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731" calcext:value-type="float">
            <text:p>1731</text:p>
          </table:table-cell>
          <table:table-cell table:style-name="ce3" table:formula="of:=RANK([.G131];[.$G$2:.$G$244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90" calcext:value-type="float">
            <text:p>1590</text:p>
          </table:table-cell>
          <table:table-cell table:style-name="ce3" table:formula="of:=RANK([.G132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645" calcext:value-type="float">
            <text:p>1645</text:p>
          </table:table-cell>
          <table:table-cell table:style-name="ce3" table:formula="of:=RANK([.G133];[.$G$2:.$G$244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39" calcext:value-type="float">
            <text:p>1039</text:p>
          </table:table-cell>
          <table:table-cell table:style-name="ce3" table:formula="of:=RANK([.G134];[.$G$2:.$G$244])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55" calcext:value-type="float">
            <text:p>955</text:p>
          </table:table-cell>
          <table:table-cell table:style-name="ce3" table:formula="of:=RANK([.G135];[.$G$2:.$G$244])"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56" calcext:value-type="float">
            <text:p>856</text:p>
          </table:table-cell>
          <table:table-cell table:style-name="ce3" table:formula="of:=RANK([.G136];[.$G$2:.$G$244])" office:value-type="float" office:value="211" calcext:value-type="float">
            <text:p>211</text:p>
          </table:table-cell>
          <table:table-cell table:number-columns-repeated="101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91" calcext:value-type="float">
            <text:p>1291</text:p>
          </table:table-cell>
          <table:table-cell table:style-name="ce3" table:formula="of:=RANK([.G137];[.$G$2:.$G$244])"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46" calcext:value-type="float">
            <text:p>1446</text:p>
          </table:table-cell>
          <table:table-cell table:style-name="ce3" table:formula="of:=RANK([.G138];[.$G$2:.$G$244])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83" calcext:value-type="float">
            <text:p>1483</text:p>
          </table:table-cell>
          <table:table-cell table:style-name="ce3" table:formula="of:=RANK([.G139];[.$G$2:.$G$244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04" calcext:value-type="float">
            <text:p>1504</text:p>
          </table:table-cell>
          <table:table-cell table:style-name="ce3" table:formula="of:=RANK([.G140];[.$G$2:.$G$244])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59" calcext:value-type="float">
            <text:p>1459</text:p>
          </table:table-cell>
          <table:table-cell table:style-name="ce3" table:formula="of:=RANK([.G141];[.$G$2:.$G$244])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600" calcext:value-type="float">
            <text:p>1600</text:p>
          </table:table-cell>
          <table:table-cell table:style-name="ce3" table:formula="of:=RANK([.G142];[.$G$2:.$G$244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125" calcext:value-type="float">
            <text:p>1125</text:p>
          </table:table-cell>
          <table:table-cell table:style-name="ce3" table:formula="of:=RANK([.G143];[.$G$2:.$G$244])" office:value-type="float" office:value="171" calcext:value-type="float">
            <text:p>171</text:p>
          </table:table-cell>
          <table:table-cell table:number-columns-repeated="101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71" calcext:value-type="float">
            <text:p>971</text:p>
          </table:table-cell>
          <table:table-cell table:style-name="ce3" table:formula="of:=RANK([.G144];[.$G$2:.$G$244])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46" calcext:value-type="float">
            <text:p>846</text:p>
          </table:table-cell>
          <table:table-cell table:style-name="ce3" table:formula="of:=RANK([.G145];[.$G$2:.$G$244])" office:value-type="float" office:value="212" calcext:value-type="float">
            <text:p>212</text:p>
          </table:table-cell>
          <table:table-cell table:number-columns-repeated="101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42" calcext:value-type="float">
            <text:p>1442</text:p>
          </table:table-cell>
          <table:table-cell table:style-name="ce3" table:formula="of:=RANK([.G146];[.$G$2:.$G$244])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04" calcext:value-type="float">
            <text:p>1404</text:p>
          </table:table-cell>
          <table:table-cell table:style-name="ce3" table:formula="of:=RANK([.G147];[.$G$2:.$G$244])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24" calcext:value-type="float">
            <text:p>1524</text:p>
          </table:table-cell>
          <table:table-cell table:style-name="ce3" table:formula="of:=RANK([.G148];[.$G$2:.$G$244])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80" calcext:value-type="float">
            <text:p>1580</text:p>
          </table:table-cell>
          <table:table-cell table:style-name="ce3" table:formula="of:=RANK([.G149];[.$G$2:.$G$244])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45" calcext:value-type="float">
            <text:p>1645</text:p>
          </table:table-cell>
          <table:table-cell table:style-name="ce3" table:formula="of:=RANK([.G150];[.$G$2:.$G$244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49" calcext:value-type="float">
            <text:p>1549</text:p>
          </table:table-cell>
          <table:table-cell table:style-name="ce3" table:formula="of:=RANK([.G151];[.$G$2:.$G$244])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143" calcext:value-type="float">
            <text:p>1143</text:p>
          </table:table-cell>
          <table:table-cell table:style-name="ce3" table:formula="of:=RANK([.G152];[.$G$2:.$G$244])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61" calcext:value-type="float">
            <text:p>961</text:p>
          </table:table-cell>
          <table:table-cell table:style-name="ce3" table:formula="of:=RANK([.G153];[.$G$2:.$G$244])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82" calcext:value-type="float">
            <text:p>882</text:p>
          </table:table-cell>
          <table:table-cell table:style-name="ce3" table:formula="of:=RANK([.G154];[.$G$2:.$G$244])" office:value-type="float" office:value="207" calcext:value-type="float">
            <text:p>207</text:p>
          </table:table-cell>
          <table:table-cell table:number-columns-repeated="1016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26" calcext:value-type="float">
            <text:p>1426</text:p>
          </table:table-cell>
          <table:table-cell table:style-name="ce3" table:formula="of:=RANK([.G155];[.$G$2:.$G$244])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355" calcext:value-type="float">
            <text:p>1355</text:p>
          </table:table-cell>
          <table:table-cell table:style-name="ce3" table:formula="of:=RANK([.G156];[.$G$2:.$G$244])"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85" calcext:value-type="float">
            <text:p>1385</text:p>
          </table:table-cell>
          <table:table-cell table:style-name="ce3" table:formula="of:=RANK([.G157];[.$G$2:.$G$244])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717" calcext:value-type="float">
            <text:p>1717</text:p>
          </table:table-cell>
          <table:table-cell table:style-name="ce3" table:formula="of:=RANK([.G158];[.$G$2:.$G$244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96" calcext:value-type="float">
            <text:p>1596</text:p>
          </table:table-cell>
          <table:table-cell table:style-name="ce3" table:formula="of:=RANK([.G159];[.$G$2:.$G$244])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83" calcext:value-type="float">
            <text:p>1583</text:p>
          </table:table-cell>
          <table:table-cell table:style-name="ce3" table:formula="of:=RANK([.G160];[.$G$2:.$G$244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32" calcext:value-type="float">
            <text:p>1032</text:p>
          </table:table-cell>
          <table:table-cell table:style-name="ce3" table:formula="of:=RANK([.G161];[.$G$2:.$G$244])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20" calcext:value-type="float">
            <text:p>920</text:p>
          </table:table-cell>
          <table:table-cell table:style-name="ce3" table:formula="of:=RANK([.G162];[.$G$2:.$G$244])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60" calcext:value-type="float">
            <text:p>860</text:p>
          </table:table-cell>
          <table:table-cell table:style-name="ce3" table:formula="of:=RANK([.G163];[.$G$2:.$G$244])"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86" calcext:value-type="float">
            <text:p>1586</text:p>
          </table:table-cell>
          <table:table-cell table:style-name="ce3" table:formula="of:=RANK([.G164];[.$G$2:.$G$244])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81" calcext:value-type="float">
            <text:p>1481</text:p>
          </table:table-cell>
          <table:table-cell table:style-name="ce3" table:formula="of:=RANK([.G165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41" calcext:value-type="float">
            <text:p>1541</text:p>
          </table:table-cell>
          <table:table-cell table:style-name="ce3" table:formula="of:=RANK([.G166];[.$G$2:.$G$244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66" calcext:value-type="float">
            <text:p>1566</text:p>
          </table:table-cell>
          <table:table-cell table:style-name="ce3" table:formula="of:=RANK([.G167];[.$G$2:.$G$244])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91" calcext:value-type="float">
            <text:p>1591</text:p>
          </table:table-cell>
          <table:table-cell table:style-name="ce3" table:formula="of:=RANK([.G168];[.$G$2:.$G$244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19" calcext:value-type="float">
            <text:p>1519</text:p>
          </table:table-cell>
          <table:table-cell table:style-name="ce3" table:formula="of:=RANK([.G169];[.$G$2:.$G$244])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073" calcext:value-type="float">
            <text:p>1073</text:p>
          </table:table-cell>
          <table:table-cell table:style-name="ce3" table:formula="of:=RANK([.G170];[.$G$2:.$G$244])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38" calcext:value-type="float">
            <text:p>1038</text:p>
          </table:table-cell>
          <table:table-cell table:style-name="ce3" table:formula="of:=RANK([.G171];[.$G$2:.$G$244])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01" calcext:value-type="float">
            <text:p>901</text:p>
          </table:table-cell>
          <table:table-cell table:style-name="ce3" table:formula="of:=RANK([.G172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03" calcext:value-type="float">
            <text:p>1503</text:p>
          </table:table-cell>
          <table:table-cell table:style-name="ce3" table:formula="of:=RANK([.G173];[.$G$2:.$G$244])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13" calcext:value-type="float">
            <text:p>1613</text:p>
          </table:table-cell>
          <table:table-cell table:style-name="ce3" table:formula="of:=RANK([.G174];[.$G$2:.$G$244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75" calcext:value-type="float">
            <text:p>1475</text:p>
          </table:table-cell>
          <table:table-cell table:style-name="ce3" table:formula="of:=RANK([.G175];[.$G$2:.$G$244])"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654" calcext:value-type="float">
            <text:p>1654</text:p>
          </table:table-cell>
          <table:table-cell table:style-name="ce3" table:formula="of:=RANK([.G176];[.$G$2:.$G$244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14" calcext:value-type="float">
            <text:p>1614</text:p>
          </table:table-cell>
          <table:table-cell table:style-name="ce3" table:formula="of:=RANK([.G177];[.$G$2:.$G$244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66" calcext:value-type="float">
            <text:p>1466</text:p>
          </table:table-cell>
          <table:table-cell table:style-name="ce3" table:formula="of:=RANK([.G178];[.$G$2:.$G$244])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139" calcext:value-type="float">
            <text:p>1139</text:p>
          </table:table-cell>
          <table:table-cell table:style-name="ce3" table:formula="of:=RANK([.G179];[.$G$2:.$G$244])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69" calcext:value-type="float">
            <text:p>969</text:p>
          </table:table-cell>
          <table:table-cell table:style-name="ce3" table:formula="of:=RANK([.G180];[.$G$2:.$G$244])"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95" calcext:value-type="float">
            <text:p>895</text:p>
          </table:table-cell>
          <table:table-cell table:style-name="ce3" table:formula="of:=RANK([.G181];[.$G$2:.$G$244])" office:value-type="float" office:value="205" calcext:value-type="float">
            <text:p>205</text:p>
          </table:table-cell>
          <table:table-cell table:number-columns-repeated="101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17" calcext:value-type="float">
            <text:p>1517</text:p>
          </table:table-cell>
          <table:table-cell table:style-name="ce3" table:formula="of:=RANK([.G182];[.$G$2:.$G$244])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97" calcext:value-type="float">
            <text:p>1697</text:p>
          </table:table-cell>
          <table:table-cell table:style-name="ce3" table:formula="of:=RANK([.G183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21" calcext:value-type="float">
            <text:p>1521</text:p>
          </table:table-cell>
          <table:table-cell table:style-name="ce3" table:formula="of:=RANK([.G184];[.$G$2:.$G$244])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86" calcext:value-type="float">
            <text:p>1586</text:p>
          </table:table-cell>
          <table:table-cell table:style-name="ce3" table:formula="of:=RANK([.G185];[.$G$2:.$G$244])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81" calcext:value-type="float">
            <text:p>1681</text:p>
          </table:table-cell>
          <table:table-cell table:style-name="ce3" table:formula="of:=RANK([.G186];[.$G$2:.$G$24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81" calcext:value-type="float">
            <text:p>1581</text:p>
          </table:table-cell>
          <table:table-cell table:style-name="ce3" table:formula="of:=RANK([.G187];[.$G$2:.$G$244])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114" calcext:value-type="float">
            <text:p>1114</text:p>
          </table:table-cell>
          <table:table-cell table:style-name="ce3" table:formula="of:=RANK([.G188];[.$G$2:.$G$244])" office:value-type="float" office:value="172" calcext:value-type="float">
            <text:p>172</text:p>
          </table:table-cell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22" calcext:value-type="float">
            <text:p>1022</text:p>
          </table:table-cell>
          <table:table-cell table:style-name="ce3" table:formula="of:=RANK([.G189];[.$G$2:.$G$244])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46" calcext:value-type="float">
            <text:p>946</text:p>
          </table:table-cell>
          <table:table-cell table:style-name="ce3" table:formula="of:=RANK([.G190];[.$G$2:.$G$244])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11" calcext:value-type="float">
            <text:p>1411</text:p>
          </table:table-cell>
          <table:table-cell table:style-name="ce3" table:formula="of:=RANK([.G191];[.$G$2:.$G$244])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29" calcext:value-type="float">
            <text:p>1429</text:p>
          </table:table-cell>
          <table:table-cell table:style-name="ce3" table:formula="of:=RANK([.G192];[.$G$2:.$G$244])"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03" calcext:value-type="float">
            <text:p>1403</text:p>
          </table:table-cell>
          <table:table-cell table:style-name="ce3" table:formula="of:=RANK([.G193];[.$G$2:.$G$244])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799" calcext:value-type="float">
            <text:p>1799</text:p>
          </table:table-cell>
          <table:table-cell table:style-name="ce3" table:formula="of:=RANK([.G194];[.$G$2:.$G$2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50" calcext:value-type="float">
            <text:p>1550</text:p>
          </table:table-cell>
          <table:table-cell table:style-name="ce3" table:formula="of:=RANK([.G195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705" calcext:value-type="float">
            <text:p>1705</text:p>
          </table:table-cell>
          <table:table-cell table:style-name="ce3" table:formula="of:=RANK([.G196];[.$G$2:.$G$244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170" calcext:value-type="float">
            <text:p>1170</text:p>
          </table:table-cell>
          <table:table-cell table:style-name="ce3" table:formula="of:=RANK([.G197];[.$G$2:.$G$244])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80" calcext:value-type="float">
            <text:p>980</text:p>
          </table:table-cell>
          <table:table-cell table:style-name="ce3" table:formula="of:=RANK([.G198];[.$G$2:.$G$244])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48" calcext:value-type="float">
            <text:p>948</text:p>
          </table:table-cell>
          <table:table-cell table:style-name="ce3" table:formula="of:=RANK([.G199];[.$G$2:.$G$244])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42" calcext:value-type="float">
            <text:p>1542</text:p>
          </table:table-cell>
          <table:table-cell table:style-name="ce3" table:formula="of:=RANK([.G200];[.$G$2:.$G$244])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86" calcext:value-type="float">
            <text:p>1486</text:p>
          </table:table-cell>
          <table:table-cell table:style-name="ce3" table:formula="of:=RANK([.G201];[.$G$2:.$G$244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608" calcext:value-type="float">
            <text:p>1608</text:p>
          </table:table-cell>
          <table:table-cell table:style-name="ce3" table:formula="of:=RANK([.G202];[.$G$2:.$G$244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602" calcext:value-type="float">
            <text:p>1602</text:p>
          </table:table-cell>
          <table:table-cell table:style-name="ce3" table:formula="of:=RANK([.G203];[.$G$2:.$G$244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89" calcext:value-type="float">
            <text:p>1689</text:p>
          </table:table-cell>
          <table:table-cell table:style-name="ce3" table:formula="of:=RANK([.G204];[.$G$2:.$G$244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96" calcext:value-type="float">
            <text:p>1596</text:p>
          </table:table-cell>
          <table:table-cell table:style-name="ce3" table:formula="of:=RANK([.G205];[.$G$2:.$G$244])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190" calcext:value-type="float">
            <text:p>1190</text:p>
          </table:table-cell>
          <table:table-cell table:style-name="ce3" table:formula="of:=RANK([.G206];[.$G$2:.$G$244])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93" calcext:value-type="float">
            <text:p>1093</text:p>
          </table:table-cell>
          <table:table-cell table:style-name="ce3" table:formula="of:=RANK([.G207];[.$G$2:.$G$244])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21" calcext:value-type="float">
            <text:p>921</text:p>
          </table:table-cell>
          <table:table-cell table:style-name="ce3" table:formula="of:=RANK([.G208];[.$G$2:.$G$244])"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07" calcext:value-type="float">
            <text:p>1507</text:p>
          </table:table-cell>
          <table:table-cell table:style-name="ce3" table:formula="of:=RANK([.G209];[.$G$2:.$G$244])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86" calcext:value-type="float">
            <text:p>1686</text:p>
          </table:table-cell>
          <table:table-cell table:style-name="ce3" table:formula="of:=RANK([.G210];[.$G$2:.$G$24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89" calcext:value-type="float">
            <text:p>1589</text:p>
          </table:table-cell>
          <table:table-cell table:style-name="ce3" table:formula="of:=RANK([.G211];[.$G$2:.$G$244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600" calcext:value-type="float">
            <text:p>1600</text:p>
          </table:table-cell>
          <table:table-cell table:style-name="ce3" table:formula="of:=RANK([.G212];[.$G$2:.$G$244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95" calcext:value-type="float">
            <text:p>1495</text:p>
          </table:table-cell>
          <table:table-cell table:style-name="ce3" table:formula="of:=RANK([.G213];[.$G$2:.$G$244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79" calcext:value-type="float">
            <text:p>1479</text:p>
          </table:table-cell>
          <table:table-cell table:style-name="ce3" table:formula="of:=RANK([.G214];[.$G$2:.$G$244])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18" calcext:value-type="float">
            <text:p>1218</text:p>
          </table:table-cell>
          <table:table-cell table:style-name="ce3" table:formula="of:=RANK([.G215];[.$G$2:.$G$244])"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02" calcext:value-type="float">
            <text:p>1002</text:p>
          </table:table-cell>
          <table:table-cell table:style-name="ce3" table:formula="of:=RANK([.G216];[.$G$2:.$G$244])"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16" calcext:value-type="float">
            <text:p>916</text:p>
          </table:table-cell>
          <table:table-cell table:style-name="ce3" table:formula="of:=RANK([.G217];[.$G$2:.$G$244])" office:value-type="float" office:value="201" calcext:value-type="float">
            <text:p>201</text:p>
          </table:table-cell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99" calcext:value-type="float">
            <text:p>1399</text:p>
          </table:table-cell>
          <table:table-cell table:style-name="ce3" table:formula="of:=RANK([.G218];[.$G$2:.$G$244])"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03" calcext:value-type="float">
            <text:p>1403</text:p>
          </table:table-cell>
          <table:table-cell table:style-name="ce3" table:formula="of:=RANK([.G219];[.$G$2:.$G$244])"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98" calcext:value-type="float">
            <text:p>1498</text:p>
          </table:table-cell>
          <table:table-cell table:style-name="ce3" table:formula="of:=RANK([.G220];[.$G$2:.$G$244])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498" calcext:value-type="float">
            <text:p>1498</text:p>
          </table:table-cell>
          <table:table-cell table:style-name="ce3" table:formula="of:=RANK([.G221];[.$G$2:.$G$244])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587" calcext:value-type="float">
            <text:p>1587</text:p>
          </table:table-cell>
          <table:table-cell table:style-name="ce3" table:formula="of:=RANK([.G222];[.$G$2:.$G$244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41" calcext:value-type="float">
            <text:p>1441</text:p>
          </table:table-cell>
          <table:table-cell table:style-name="ce3" table:formula="of:=RANK([.G223];[.$G$2:.$G$244])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245" calcext:value-type="float">
            <text:p>1245</text:p>
          </table:table-cell>
          <table:table-cell table:style-name="ce3" table:formula="of:=RANK([.G224];[.$G$2:.$G$244])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29" calcext:value-type="float">
            <text:p>1029</text:p>
          </table:table-cell>
          <table:table-cell table:style-name="ce3" table:formula="of:=RANK([.G225];[.$G$2:.$G$244])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881" calcext:value-type="float">
            <text:p>881</text:p>
          </table:table-cell>
          <table:table-cell table:style-name="ce3" table:formula="of:=RANK([.G226];[.$G$2:.$G$244])"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381" calcext:value-type="float">
            <text:p>1381</text:p>
          </table:table-cell>
          <table:table-cell table:style-name="ce3" table:formula="of:=RANK([.G227];[.$G$2:.$G$244])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15" calcext:value-type="float">
            <text:p>1415</text:p>
          </table:table-cell>
          <table:table-cell table:style-name="ce3" table:formula="of:=RANK([.G228];[.$G$2:.$G$244])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39" calcext:value-type="float">
            <text:p>1439</text:p>
          </table:table-cell>
          <table:table-cell table:style-name="ce3" table:formula="of:=RANK([.G229];[.$G$2:.$G$244])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07" calcext:value-type="float">
            <text:p>1507</text:p>
          </table:table-cell>
          <table:table-cell table:style-name="ce3" table:formula="of:=RANK([.G230];[.$G$2:.$G$244])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95" calcext:value-type="float">
            <text:p>1695</text:p>
          </table:table-cell>
          <table:table-cell table:style-name="ce3" table:formula="of:=RANK([.G231];[.$G$2:.$G$244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35" calcext:value-type="float">
            <text:p>1535</text:p>
          </table:table-cell>
          <table:table-cell table:style-name="ce3" table:formula="of:=RANK([.G232];[.$G$2:.$G$244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141" calcext:value-type="float">
            <text:p>1141</text:p>
          </table:table-cell>
          <table:table-cell table:style-name="ce3" table:formula="of:=RANK([.G233];[.$G$2:.$G$244])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table:formula="of:=RANK([.G234];[.$G$2:.$G$244])" office:value-type="float" office:value="177" calcext:value-type="float">
            <text:p>177</text:p>
          </table:table-cell>
          <table:table-cell table:number-columns-repeated="101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06" calcext:value-type="float">
            <text:p>906</text:p>
          </table:table-cell>
          <table:table-cell table:style-name="ce3" table:formula="of:=RANK([.G235];[.$G$2:.$G$244])" office:value-type="float" office:value="202" calcext:value-type="float">
            <text:p>202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27" calcext:value-type="float">
            <text:p>1527</text:p>
          </table:table-cell>
          <table:table-cell table:style-name="ce3" table:formula="of:=RANK([.G236];[.$G$2:.$G$244])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417" calcext:value-type="float">
            <text:p>1417</text:p>
          </table:table-cell>
          <table:table-cell table:style-name="ce3" table:formula="of:=RANK([.G237];[.$G$2:.$G$244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378" calcext:value-type="float">
            <text:p>1378</text:p>
          </table:table-cell>
          <table:table-cell table:style-name="ce3" table:formula="of:=RANK([.G238];[.$G$2:.$G$244])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565" calcext:value-type="float">
            <text:p>1565</text:p>
          </table:table-cell>
          <table:table-cell table:style-name="ce3" table:formula="of:=RANK([.G239];[.$G$2:.$G$244])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666" calcext:value-type="float">
            <text:p>1666</text:p>
          </table:table-cell>
          <table:table-cell table:style-name="ce3" table:formula="of:=RANK([.G240];[.$G$2:.$G$244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528" calcext:value-type="float">
            <text:p>1528</text:p>
          </table:table-cell>
          <table:table-cell table:style-name="ce3" table:formula="of:=RANK([.G241];[.$G$2:.$G$244])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1198" calcext:value-type="float">
            <text:p>1198</text:p>
          </table:table-cell>
          <table:table-cell table:style-name="ce3" table:formula="of:=RANK([.G242];[.$G$2:.$G$244])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46" calcext:value-type="float">
            <text:p>1046</text:p>
          </table:table-cell>
          <table:table-cell table:style-name="ce3" table:formula="of:=RANK([.G243];[.$G$2:.$G$244])"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900" calcext:value-type="float">
            <text:p>900</text:p>
          </table:table-cell>
          <table:table-cell table:style-name="ce3" table:formula="of:=RANK([.G244];[.$G$2:.$G$244])" office:value-type="float" office:value="204" calcext:value-type="float">
            <text:p>204</text:p>
          </table:table-cell>
          <table:table-cell table:number-columns-repeated="1016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09P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9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" style:family="table-cell" style:parent-style-name="Default"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.00.0000</text:date>, <text:time style:data-style-name="N2" text:time-value="17:31:54.20855378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17:32:16.807765582</dc:date>
    <meta:editing-duration>PT2M18S</meta:editing-duration>
    <meta:editing-cycles>2</meta:editing-cycles>
    <meta:generator>LibreOffice/5.1.6.2$Linux_X86_64 LibreOffice_project/10m0$Build-2</meta:generator>
    <meta:document-statistic meta:table-count="1" meta:cell-count="1952" meta:object-count="0"/>
  </office:meta>
</office:document-meta>
</file>